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Text_20_body">
      <style:paragraph-properties fo:line-height="200%"/>
      <style:text-properties style:font-name="Times New Roman" fo:font-size="12pt" style:font-size-asian="12pt" style:font-size-complex="12pt"/>
    </style:style>
    <style:style style:name="P4"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6" style:family="paragraph" style:parent-style-name="Text_20_body">
      <style:paragraph-properties fo:line-height="200%" fo:text-align="start"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7" style:family="paragraph" style:parent-style-name="Text_20_body">
      <style:paragraph-properties fo:line-height="200%" fo:text-align="start" style:justify-single-word="false"/>
      <style:text-properties style:font-name="Times New Roman" fo:font-size="12pt" fo:font-weight="bold" officeooo:rsid="000900e8" officeooo:paragraph-rsid="000900e8" style:font-size-asian="12pt" style:font-weight-asian="bold" style:font-size-complex="12pt" style:font-weight-complex="bold"/>
    </style:style>
    <style:style style:name="P8" style:family="paragraph" style:parent-style-name="Text_20_body">
      <style:paragraph-properties fo:line-height="200%" fo:text-align="start" style:justify-single-word="false"/>
      <style:text-properties style:font-name="Times New Roman" fo:font-size="12pt" fo:font-weight="bold" officeooo:rsid="0009d6e4" officeooo:paragraph-rsid="0009d6e4" style:font-size-asian="12pt" style:font-weight-asian="bold" style:font-size-complex="12pt" style:font-weight-complex="bold"/>
    </style:style>
    <style:style style:name="P9" style:family="paragraph" style:parent-style-name="Text_20_body">
      <style:paragraph-properties fo:line-height="200%" fo:text-align="start" style:justify-single-word="false"/>
      <style:text-properties style:font-name="Times New Roman" fo:font-size="12pt" fo:font-weight="bold" officeooo:rsid="000aede7" officeooo:paragraph-rsid="000aede7" style:font-size-asian="12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b55e0" officeooo:paragraph-rsid="000b55e0" style:font-size-asian="12pt" style:font-weight-asian="bold" style:font-size-complex="12pt" style:font-weight-complex="bold"/>
    </style:style>
    <style:style style:name="P11" style:family="paragraph" style:parent-style-name="Text_20_body">
      <style:paragraph-properties fo:line-height="200%" fo:text-align="start" style:justify-single-word="false"/>
      <style:text-properties style:font-name="Times New Roman" fo:font-size="12pt" fo:font-weight="bold" officeooo:rsid="000c2328" officeooo:paragraph-rsid="000c2328" style:font-size-asian="12pt" style:font-weight-asian="bold" style:font-size-complex="12pt" style:font-weight-complex="bold"/>
    </style:style>
    <style:style style:name="P12" style:family="paragraph" style:parent-style-name="Text_20_body">
      <style:paragraph-properties fo:line-height="200%" fo:text-align="start" style:justify-single-word="false"/>
      <style:text-properties style:font-name="Times New Roman" fo:font-size="12pt" fo:font-weight="bold" officeooo:rsid="000e2192" officeooo:paragraph-rsid="000e2192" style:font-size-asian="12pt" style:font-weight-asian="bold" style:font-size-complex="12pt" style:font-weight-complex="bold"/>
    </style:style>
    <style:style style:name="P13" style:family="paragraph" style:parent-style-name="Text_20_body">
      <style:paragraph-properties fo:line-height="200%" fo:text-align="center" style:justify-single-word="false"/>
      <style:text-properties style:font-name="Times New Roman" fo:font-size="12pt" fo:font-weight="bold" officeooo:rsid="000fe499" officeooo:paragraph-rsid="000fe499" style:font-size-asian="12pt" style:font-weight-asian="bold" style:font-size-complex="12pt" style:font-weight-complex="bold"/>
    </style:style>
    <style:style style:name="P14" style:family="paragraph" style:parent-style-name="Text_20_body">
      <style:paragraph-properties fo:line-height="200%" fo:text-align="start" style:justify-single-word="false"/>
      <style:text-properties style:font-name="Times New Roman" fo:font-size="12pt" fo:font-weight="bold" officeooo:rsid="000fe499" officeooo:paragraph-rsid="000fe499" style:font-size-asian="10.5pt" style:font-weight-asian="bold" style:font-size-complex="12pt" style:font-weight-complex="bold"/>
    </style:style>
    <style:style style:name="P15" style:family="paragraph" style:parent-style-name="Text_20_body">
      <style:paragraph-properties fo:line-height="200%" fo:text-align="start" style:justify-single-word="false"/>
      <style:text-properties style:font-name="Times New Roman" fo:font-size="12pt" fo:font-weight="bold" officeooo:rsid="0011a9eb" officeooo:paragraph-rsid="0011a9eb" style:font-size-asian="10.5pt" style:font-weight-asian="bold" style:font-size-complex="12pt" style:font-weight-complex="bold"/>
    </style:style>
    <style:style style:name="P16" style:family="paragraph" style:parent-style-name="Text_20_body">
      <style:paragraph-properties fo:line-height="200%" fo:text-align="start" style:justify-single-word="false"/>
      <style:text-properties style:font-name="Times New Roman" fo:font-size="12pt" fo:font-weight="bold" officeooo:rsid="0011b485" officeooo:paragraph-rsid="0011b485" style:font-size-asian="10.5pt" style:font-weight-asian="bold" style:font-size-complex="12pt" style:font-weight-complex="bold"/>
    </style:style>
    <style:style style:name="P17" style:family="paragraph" style:parent-style-name="Text_20_body">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18" style:family="paragraph" style:parent-style-name="Text_20_body" style:list-style-name="L2">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19" style:family="paragraph" style:parent-style-name="Text_20_body">
      <style:paragraph-properties fo:line-height="200%" fo:text-align="start" style:justify-single-word="false"/>
      <style:text-properties style:font-name="Times New Roman" fo:font-size="12pt" fo:font-weight="bold" officeooo:rsid="001429c1" officeooo:paragraph-rsid="00189edd" style:font-size-asian="10.5pt" style:font-weight-asian="bold" style:font-size-complex="12pt" style:font-weight-complex="bold"/>
    </style:style>
    <style:style style:name="P20" style:family="paragraph" style:parent-style-name="Text_20_body">
      <style:paragraph-properties fo:line-height="200%" fo:text-align="start" style:justify-single-word="false"/>
      <style:text-properties style:font-name="Times New Roman" fo:font-size="12pt" fo:font-weight="bold" officeooo:rsid="00189edd" officeooo:paragraph-rsid="00189edd" style:font-size-asian="10.5pt" style:font-weight-asian="bold" style:font-size-complex="12pt" style:font-weight-complex="bold"/>
    </style:style>
    <style:style style:name="P21" style:family="paragraph" style:parent-style-name="Text_20_body" style:list-style-name="L3">
      <style:paragraph-properties fo:line-height="200%" fo:text-align="start" style:justify-single-word="false"/>
      <style:text-properties style:font-name="Times New Roman" fo:font-size="12pt" fo:font-weight="bold" officeooo:rsid="001be52d" officeooo:paragraph-rsid="001be52d" style:font-size-asian="10.5pt" style:font-weight-asian="bold" style:font-size-complex="12pt" style:font-weight-complex="bold"/>
    </style:style>
    <style:style style:name="P22" style:family="paragraph" style:parent-style-name="Text_20_body" style:list-style-name="L3">
      <style:paragraph-properties fo:line-height="200%" fo:text-align="start" style:justify-single-word="false"/>
      <style:text-properties style:font-name="Times New Roman" fo:font-size="12pt" fo:font-weight="bold" officeooo:rsid="001e3498" officeooo:paragraph-rsid="001e3498" style:font-size-asian="10.5pt" style:font-weight-asian="bold" style:font-size-complex="12pt" style:font-weight-complex="bold"/>
    </style:style>
    <style:style style:name="P23" style:family="paragraph" style:parent-style-name="Text_20_body" style:list-style-name="L3">
      <style:paragraph-properties fo:line-height="200%" fo:text-align="start" style:justify-single-word="false"/>
      <style:text-properties style:font-name="Times New Roman" fo:font-size="12pt" fo:font-weight="bold" officeooo:rsid="001e8d66" officeooo:paragraph-rsid="001e8d66" style:font-size-asian="10.5pt" style:font-weight-asian="bold" style:font-size-complex="12pt" style:font-weight-complex="bold"/>
    </style:style>
    <style:style style:name="P24" style:family="paragraph" style:parent-style-name="Text_20_body">
      <style:paragraph-properties fo:line-height="200%" fo:text-align="start" style:justify-single-word="false"/>
      <style:text-properties style:font-name="Times New Roman" fo:font-size="12pt" fo:font-weight="bold" officeooo:rsid="001f1433" officeooo:paragraph-rsid="001f1433" style:font-size-asian="10.5pt" style:font-weight-asian="bold" style:font-size-complex="12pt" style:font-weight-complex="bold"/>
    </style:style>
    <style:style style:name="P25" style:family="paragraph" style:parent-style-name="Text_20_body">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6" style:family="paragraph" style:parent-style-name="Text_20_body" style:list-style-name="L6">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7" style:family="paragraph" style:parent-style-name="Text_20_body" style:list-style-name="L6">
      <style:paragraph-properties fo:line-height="200%" fo:text-align="start" style:justify-single-word="false"/>
      <style:text-properties style:font-name="Times New Roman" fo:font-size="12pt" fo:font-weight="bold" officeooo:rsid="002117e5" officeooo:paragraph-rsid="002117e5" style:font-size-asian="10.5pt" style:font-weight-asian="bold" style:font-size-complex="12pt" style:font-weight-complex="bold"/>
    </style:style>
    <style:style style:name="P28" style:family="paragraph" style:parent-style-name="Text_20_body">
      <style:paragraph-properties fo:line-height="200%" fo:text-align="start" style:justify-single-word="false"/>
      <style:text-properties fo:font-weight="bold" officeooo:rsid="001f7c07" officeooo:paragraph-rsid="001f7c07" style:font-weight-asian="bold" style:font-weight-complex="bold"/>
    </style:style>
    <style:style style:name="P29" style:family="paragraph" style:parent-style-name="Text_20_body" style:list-style-name="L4">
      <style:paragraph-properties fo:line-height="200%" fo:text-align="start" style:justify-single-word="false"/>
      <style:text-properties officeooo:rsid="001f7c07" officeooo:paragraph-rsid="001f7c07"/>
    </style:style>
    <style:style style:name="P30" style:family="paragraph" style:parent-style-name="Text_20_body" style:list-style-name="L5">
      <style:paragraph-properties fo:line-height="200%" fo:text-align="start" style:justify-single-word="false"/>
      <style:text-properties fo:font-weight="normal" officeooo:rsid="001f7c07" officeooo:paragraph-rsid="001f7c07" style:font-weight-asian="normal" style:font-weight-complex="normal"/>
    </style:style>
    <style:style style:name="P31" style:family="paragraph" style:parent-style-name="address">
      <style:paragraph-properties fo:line-height="200%"/>
      <style:text-properties style:font-name="Times New Roman" fo:font-size="12pt" officeooo:paragraph-rsid="0001b3db" style:font-size-asian="12pt" style:font-size-complex="12pt"/>
    </style:style>
    <style:style style:name="P32" style:family="paragraph" style:parent-style-name="address">
      <style:paragraph-properties fo:line-height="100%"/>
      <style:text-properties style:font-name="Times New Roman" fo:font-size="12pt" officeooo:paragraph-rsid="0000a0f1" style:font-size-asian="12pt" style:font-size-complex="12pt"/>
    </style:style>
    <style:style style:name="P33"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T1" style:family="text">
      <style:text-properties officeooo:rsid="00001841"/>
    </style:style>
    <style:style style:name="T2" style:family="text">
      <style:text-properties officeooo:rsid="00009ec2"/>
    </style:style>
    <style:style style:name="T3" style:family="text">
      <style:text-properties officeooo:rsid="0000a0f1"/>
    </style:style>
    <style:style style:name="T4" style:family="text">
      <style:text-properties officeooo:rsid="0001b3db"/>
    </style:style>
    <style:style style:name="T5" style:family="text">
      <style:text-properties fo:font-weight="normal" officeooo:rsid="000e487e"/>
    </style:style>
    <style:style style:name="T6" style:family="text">
      <style:text-properties fo:font-weight="normal" style:font-weight-asian="normal" style:font-weight-complex="normal"/>
    </style:style>
    <style:style style:name="T7" style:family="text">
      <style:text-properties fo:font-weight="normal" officeooo:rsid="0006ef24" style:font-weight-asian="normal" style:font-weight-complex="normal"/>
    </style:style>
    <style:style style:name="T8" style:family="text">
      <style:text-properties fo:font-weight="normal" officeooo:rsid="0007c141" style:font-weight-asian="normal" style:font-weight-complex="normal"/>
    </style:style>
    <style:style style:name="T9" style:family="text">
      <style:text-properties fo:font-weight="normal" officeooo:rsid="000900e8" style:font-weight-asian="normal" style:font-weight-complex="normal"/>
    </style:style>
    <style:style style:name="T10" style:family="text">
      <style:text-properties fo:font-weight="normal" officeooo:rsid="0009d6e4" style:font-weight-asian="normal" style:font-weight-complex="normal"/>
    </style:style>
    <style:style style:name="T11" style:family="text">
      <style:text-properties fo:font-weight="normal" officeooo:rsid="000aede7" style:font-weight-asian="normal" style:font-weight-complex="normal"/>
    </style:style>
    <style:style style:name="T12" style:family="text">
      <style:text-properties fo:font-weight="normal" officeooo:rsid="000b042a" style:font-weight-asian="normal" style:font-weight-complex="normal"/>
    </style:style>
    <style:style style:name="T13" style:family="text">
      <style:text-properties fo:font-weight="normal" officeooo:rsid="000c2328" style:font-weight-asian="normal" style:font-weight-complex="normal"/>
    </style:style>
    <style:style style:name="T14" style:family="text">
      <style:text-properties fo:font-weight="normal" officeooo:rsid="000e2192" style:font-weight-asian="normal" style:font-weight-complex="normal"/>
    </style:style>
    <style:style style:name="T15" style:family="text">
      <style:text-properties fo:font-weight="normal" officeooo:rsid="000fe499" style:font-weight-asian="normal" style:font-weight-complex="normal"/>
    </style:style>
    <style:style style:name="T16" style:family="text">
      <style:text-properties fo:font-weight="normal" officeooo:rsid="0011a9eb" style:font-weight-asian="normal" style:font-weight-complex="normal"/>
    </style:style>
    <style:style style:name="T17" style:family="text">
      <style:text-properties fo:font-weight="normal" officeooo:rsid="0011b485" style:font-weight-asian="normal" style:font-weight-complex="normal"/>
    </style:style>
    <style:style style:name="T18" style:family="text">
      <style:text-properties fo:font-weight="normal" officeooo:rsid="001223fb" style:font-weight-asian="normal" style:font-weight-complex="normal"/>
    </style:style>
    <style:style style:name="T19" style:family="text">
      <style:text-properties fo:font-weight="normal" officeooo:rsid="00124e9c" style:font-weight-asian="normal" style:font-weight-complex="normal"/>
    </style:style>
    <style:style style:name="T20" style:family="text">
      <style:text-properties fo:font-weight="normal" officeooo:rsid="001332a2" style:font-weight-asian="normal" style:font-weight-complex="normal"/>
    </style:style>
    <style:style style:name="T21" style:family="text">
      <style:text-properties officeooo:rsid="0002701b"/>
    </style:style>
    <style:style style:name="T22" style:family="text">
      <style:text-properties officeooo:rsid="000459fd"/>
    </style:style>
    <style:style style:name="T2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style:font-name="Times New Roman" fo:font-size="12pt" fo:font-style="normal" style:font-size-asian="10.5pt" style:font-style-asian="normal" style:font-size-complex="12pt" style:font-style-complex="normal"/>
    </style:style>
    <style:style style:name="T25" style:family="text">
      <style:text-properties officeooo:rsid="000fe499"/>
    </style:style>
    <style:style style:name="T26" style:family="text">
      <style:text-properties fo:font-style="normal" style:font-style-asian="normal" style:font-style-complex="normal"/>
    </style:style>
    <style:style style:name="T27" style:family="text">
      <style:text-properties fo:font-style="normal" officeooo:rsid="001d6169" style:font-style-asian="normal" style:font-style-complex="normal"/>
    </style:style>
    <style:style style:name="T28" style:family="text">
      <style:text-properties fo:font-style="normal" officeooo:rsid="001f1433" style:font-style-asian="normal" style:font-style-complex="normal"/>
    </style:style>
    <style:style style:name="T29" style:family="text">
      <style:text-properties fo:font-style="normal" officeooo:rsid="001f7c0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5fe68" style:font-style-asian="normal" style:font-weight-asian="normal" style:font-style-complex="normal" style:font-weight-complex="normal"/>
    </style:style>
    <style:style style:name="T32" style:family="text">
      <style:text-properties fo:font-style="normal" fo:font-weight="normal" officeooo:rsid="0016aa84" style:font-style-asian="normal" style:font-weight-asian="normal" style:font-style-complex="normal" style:font-weight-complex="normal"/>
    </style:style>
    <style:style style:name="T33" style:family="text">
      <style:text-properties fo:font-style="normal" fo:font-weight="normal" officeooo:rsid="00189edd" style:font-style-asian="normal" style:font-weight-asian="normal" style:font-style-complex="normal" style:font-weight-complex="normal"/>
    </style:style>
    <style:style style:name="T34" style:family="text">
      <style:text-properties fo:font-style="normal" fo:font-weight="normal" officeooo:rsid="001be52d" style:font-style-asian="normal" style:font-weight-asian="normal" style:font-style-complex="normal" style:font-weight-complex="normal"/>
    </style:style>
    <style:style style:name="T35" style:family="text">
      <style:text-properties fo:font-style="normal" fo:font-weight="normal" officeooo:rsid="001d46fa" style:font-style-asian="normal" style:font-weight-asian="normal" style:font-style-complex="normal" style:font-weight-complex="normal"/>
    </style:style>
    <style:style style:name="T36" style:family="text">
      <style:text-properties fo:font-style="normal" fo:font-weight="normal" officeooo:rsid="001d6169" style:font-style-asian="normal" style:font-weight-asian="normal" style:font-style-complex="normal" style:font-weight-complex="normal"/>
    </style:style>
    <style:style style:name="T37" style:family="text">
      <style:text-properties fo:font-style="normal" fo:font-weight="normal" officeooo:rsid="001e3498" style:font-style-asian="normal" style:font-weight-asian="normal" style:font-style-complex="normal" style:font-weight-complex="normal"/>
    </style:style>
    <style:style style:name="T38" style:family="text">
      <style:text-properties fo:font-style="normal" fo:font-weight="normal" officeooo:rsid="001e8d66" style:font-style-asian="normal" style:font-weight-asian="normal" style:font-style-complex="normal" style:font-weight-complex="normal"/>
    </style:style>
    <style:style style:name="T39" style:family="text">
      <style:text-properties fo:font-style="normal" fo:font-weight="normal" officeooo:rsid="001f1433" style:font-style-asian="normal" style:font-weight-asian="normal" style:font-style-complex="normal" style:font-weight-complex="normal"/>
    </style:style>
    <style:style style:name="T40" style:family="text">
      <style:text-properties fo:font-style="normal" fo:font-weight="normal" officeooo:rsid="002117e5"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tab/><text:span text:style-name="T1">Brandon Chavez</text:span><text:span text:style-name="T5"><text:line-break/></text:span><text:tab/><text:span text:style-name="T1">Build-It Bear Inc.</text:span><text:line-break/><text:tab/><text:span text:style-name="T1">123 Quite Finite Loop</text:span><text:line-break/><text:tab/><text:span text:style-name="T1">Codeville, WA 98225</text:span></text:p>
      <text:p text:style-name="P32"><text:span text:style-name="T1">Senior Leadership Personnel @ Fresh Enough Grocery Stores</text:span><text:line-break/><text:span text:style-name="T1">2520 Vegetate Lane</text:span><text:line-break/><text:span text:style-name="T1">Schenectady, NY 12345</text:span></text:p>
      <text:p text:style-name="P32">Dear <text:span text:style-name="T1">Senior Leadership Personnel,</text:span></text:p>
      <text:p text:style-name="P31"><text:span text:style-name="T1"><text:tab/></text:span><text:span text:style-name="T4">I</text:span><text:span text:style-name="T1">t has come to my attention that </text:span><text:span text:style-name="T2">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4">Oranges and grapefruits are a key example of this. <text:tab/></text:span><text:span text:style-name="T2">I </text:span><text:span text:style-name="T4">recommend </text:span><text:span text:style-name="T2">that we use a publicly available dataset on key citrus fruit characteristics to create a Machine Learning </text:span><text:span text:style-name="T4">(ML) </text:span><text:span text:style-name="T2">algorithm which can easily and quickly sort oranges and grapefruits from each other with at least a 90% success rate. </text:span><text:span text:style-name="T3">Such an algorithm can then be used in conjunction with simple scales and camera systems to allow employees to rapidly sort incoming produce. This will dramatically reduce customer complaints, with improvement in sales and our overall reputation </text:span><text:span text:style-name="T4">being sure </text:span><text:span text:style-name="T3">to follow! </text:span><text:span text:style-name="T4">I am highly qualified for this undertaking, as an upcoming front end web development intern, and WGU Computer Science graduate. With a budget of $10,000, I can deliver such a ML algorithm and a UI which can be used to test its classification abilities. </text:span><text:span text:style-name="T22">Please review the details below.</text:span></text:p>
      <text:p text:style-name="P3"><text:span text:style-name="T3">Kind Regards</text:span>,</text:p>
      <text:p text:style-name="P4">Brandon Chavez</text:p>
      <text:p text:style-name="P5"><text:soft-page-break/><text:span text:style-name="T25">Part A: </text:span>Project Recommendation</text:p>
      <text:p text:style-name="P6">Problem Summary: <text:span text:style-name="T6">This project, referred to hereafter as the Citrificate Project (or simply Citrificate for short) will aim to produce a Machine Learning (ML) model capable of reliably and inexpensively discerning between two very similar citrus fruits which together constitute a large portion of Fresh Enough Grocery Stores’ sales: oranges and grapefruits. Citrificate will include a simple web application UI which can be used to identify whether or not a fruit is an orange or a grapefruit, and present visualized data which testers can refer to. The Citrificate Project’s deliverables </text:span><text:span text:style-name="T7">will be intended to</text:span><text:span text:style-name="T6"> </text:span><text:span text:style-name="T7">form the core of future efforts</text:span><text:span text:style-name="T6"> to create a computer system, including color scanning cameras and scale hardware, which employees can then use to rapidly sort oranges and grapefruits in real-time. </text:span><text:span text:style-name="T7">Such a system will be necessary because </text:span><text:span text:style-name="T6">Fresh Enough Grocery Stores (alternatively referred to as simply, “The Company” from here on out) </text:span><text:span text:style-name="T7">previously made</text:span><text:span text:style-name="T6"> a decision to exclusively hire employees with critically impaired near vision, who</text:span><text:span text:style-name="T7">se</text:span><text:span text:style-name="T6"> vision cannot be improved satisfactorily with corrective ophthalmic lenses. </text:span><text:span text:style-name="T7">T</text:span><text:span text:style-name="T6">he company </text:span><text:span text:style-name="T7">has subsequently found itself</text:span><text:span text:style-name="T6"> in the midst of crisis concerning its employees’ ability to sort fruits and vegetables with similar qualities, </text:span><text:span text:style-name="T7">and </text:span><text:span text:style-name="T8">the ML model delivered by Citrificate will allow us </text:span><text:span text:style-name="T9">to restore this situation before customers lose confidence in our ability to sell them the correct merchandise altogether.</text:span></text:p>
      <text:p text:style-name="P7">Application Benefits: <text:span text:style-name="T6">As this company’s senior leadership is already well aware, the trouble the company has been having with sorting grapefruits and oranges is only one instance of a widespread inability to sort similar products in general. Once the Citrificate project delivers a ML model capable of distinguishing grapefruits and oranges, it will prove that a similar approach can be taken to help employees identify other similar items in store inventory. With sufficient data on other products, further ML models can be trained for the purpose of differentiating these different items. In this way, the company can continue its mission of employing people with visual impairment and </text:span><text:soft-page-break/><text:span text:style-name="T6">still maintain a reputation for competence and efficiency with its customer base. Furthermore, employee morale will be dramatically improved thanks to a newfound lack of complaints from customers on account of purchasing wrongly categorized produce and other items from our store. Having successfully worked around our employee base’s abilities, the company will be l</text:span><text:span text:style-name="T10">au</text:span><text:span text:style-name="T6">ded for </text:span><text:span text:style-name="T10">it’s altruistic employment practices and benefit and enhanced reputation in the public eye.</text:span></text:p>
      <text:p text:style-name="P8">Application Description<text:span text:style-name="T6">: The Citrificate project will feature, at it’s core, a ML learning model trained to classify reliably between grapefruits and oranges. It will accomplish this by studying a large dataset featuring 10,000 samples </text:span><text:span text:style-name="T11">of known citrus fruits’ color, weight, and diameter. By doing this, the model will identify patterns in these attributes which will allow it to predict the identity of yet unidentified grapefruit and oranges in the future. Although the ML model produced by this project will not immediately be integrated with camera and scale hardware for obtaining fruit data in real-time, which would be ideal for in-store use and should be the subject of future development, testers will be able to interact with the model through a web application UI to further verify the accuracy of the model’s predictions before integrating the aforementioned hardware.</text:span></text:p>
      <text:p text:style-name="P9">Data Description: <text:span text:style-name="T6">The raw data utilized in this project </text:span><text:span text:style-name="T12">will be sourced form a publicly available dataset hosted on Kaggle bearing the CC0 Public Domain license, which can be found here: </text:span><text:a xlink:type="simple" xlink:href="https://www.kaggle.com/datasets/joshmcadams/oranges-vs-grapefruit" text:style-name="Internet_20_link" text:visited-style-name="Visited_20_Internet_20_Link"><text:span text:style-name="T12">https://www.kaggle.com/datasets/joshmcadams/oranges-vs-grapefruit</text:span></text:a><text:span text:style-name="T12">. The dependent variable here will be the class of the citrus fruit in question, and the independent variables will the fruit’s diameter in centimeters, its weight in grams, and it’s color, represented as the composite of its red, green, and blue values (given on a scale of 0-255, as this is the standard way in which computerized colors are typically represented, for technical reasons). The dataset being used, although lacking in missing data or outliers, is limited in that it has been artificially inflated to make the dataset a size suitable for creating a ML model. As such, although this “dummy” data has been generated based on data </text:span><text:soft-page-break/><text:span text:style-name="T12">measured from real instances of grapefruits and oranges, the ML model may likely perform unusually well during initial testing performed with this dataset. As such, extensive testing with real data collected from instances of our produce will have to be conducted as soon as possible following the project’s completion to ensure the model’s efficacy.</text:span></text:p>
      <text:p text:style-name="P10">Objectives &amp; Hypothesis:<text:span text:style-name="T6"> The ideal outcome of the Citrificate project would be producing a ML model and intuitive UI which can successfully differentiate between grapefruits and oranges with at least a 90% success rate. My present hypothesis is that it will be possible to derive such a model from the initial dataset, given that the average person (with typical vision) is typically able to make such a distinction with little difficulty and a high degree of success.</text:span></text:p>
      <text:p text:style-name="P10">Methodology: <text:span text:style-name="T6">The Waterfall Methodology will be utilized for this project’s development and implementation. Given that I shall be the project team’s sole member, this methodology will ensure that careful attention to detail is given to each sequential step in the process and that any backtracking is kept to the minimum. Furthermore, being a project with fairly small scope, and due to the nature of the product being delivered, </text:span><text:span text:style-name="T13">it would be difficult and unintuitive to attempt to develop different components of the project simultaneously: Each step in the project’s completion is a prerequisite to the next step, so the Waterfall Methodology appears to be the most logical choice.</text:span></text:p>
      <text:p text:style-name="P11">Funding Requirements: <text:span text:style-name="T6">The Citrificate project will require funding for a single software engineer acting as both a web developer and a machine learning/data engineer, available at a flat rate of $10,000, all paid upfront. No additional costs for equipment or licensing will be necessary as the engineer in question will already have a suitable workstation by virtue of his profession and will exclusively use free or open-source tools to create the project’s deliverable.</text:span></text:p>
      <text:p text:style-name="P11">Data Precautions: <text:span text:style-name="T14">None of the date which will be used in this project is sensitive or protected in </text:span><text:soft-page-break/><text:span text:style-name="T14">any way – the data is publicly available at Kaggle under the CC0 Public Domain license.</text:span></text:p>
      <text:p text:style-name="P12">Developer’s Expertise: <text:span text:style-name="T15">As the project’s lead (and sole) developer, I am qualified through experience writing simple web applications similar to the one being proposed here, and within a few days time, I will also be an alumni of Western Governors University with a Bachelors Degree in Computer Science. Finally, but not of the least importance, I have recent experience with creating simple ML models as well as the libraries and tools instrumental in creating such models.</text:span></text:p>
      <text:p text:style-name="P13">Part B: Project Proposal</text:p>
      <text:p text:style-name="P14">Project Statement: <text:span text:style-name="T16">Fresh Enough Grocery Stores is in the process of implementing a company-wide policy to exclusively hire employees who suffer from irreparable and uncorrectable near vision loss, causing a crisis in, among other things, our operational ability to properly sort and distribute produce which have similar shape and texture. Nowhere is this situation better exemplified than in the case of sorting grapefruits and oranges. The negative effects of this recent development on the company’s reputation and the number of customer complaints received daily are already readily observable, and will surely cause catastrophic damage to the company’s ability to retain its customers on the long term if left unabated.</text:span></text:p>
      <text:p text:style-name="P15">Client (or Customer) Summary: <text:span text:style-name="T6">The client for this project shall be </text:span><text:span text:style-name="T17">the company itself – Fresh Enough Grocery Stores Inc. In particular,</text:span><text:span text:style-name="T6"> a small group of internal ML engineers and full stack web developers, including myself, and key members of the company’s executive leadership. The data product procured by this product, in this case a cloud based web application, will allow the clients to further test the ML model encapsulated by the web application and, in the case of executive leadership, serve as a proof of concept demo which will convince them to grant further resources for the project’s true endgame: A hardware system capable of supplying visual and weight data to </text:span><text:soft-page-break/><text:span text:style-name="T6">the ML model in real-time. Such a system could then be deployed to stores and offer employees a rapid, reliable, and cost-effective means of sorting grapefruits and oranges, helping restore customer confidence in our ability to place the correct items in the correct lots.</text:span></text:p>
      <text:p text:style-name="P15">Existing System Analysis: <text:span text:style-name="T17">The company’s existing workaround to the difficulties introduced by the shortcomings of its new staff is to use handheld or stationary barcode scanners wherever and whenever possible. If an item is, for some reason, not labelled, the visually impaired employee may be able to identify the item simply by shape, weight, texture, etc. While this works somewhat well for items which are consistently labelled, as with most processed, packaged, or canned foods, it is highly ineffective when an employee must differentiate produce of similar size, weight, and texture. Especially since many produce items, especially oranges and grapefruits, arrive unlabelled and often in mixed lots. The proposed solution would resolve this, and could be extended to differentiating different items in stores in the future if successful.</text:span></text:p>
      <text:p text:style-name="P16">Data: <text:span text:style-name="T18">The raw data se</text:span><text:span text:style-name="T19">t features 10,000 rows of data, devoid of any null entries (no doubt owing to the partially fabricated nature of the dataset), with each row’s classification denoted by the “name” column. The value of the “name” column in the raw dataset is a string value, either “orange” or “grapefruit”, although the rest of the data is numeric. In particular, the “diameter” and “weight” columns contain float data values, and the values of the columns describing color (“red”, “green”, and “blue”), <text:s/>are all integers from 0 to 255, corresponding to a standard RGB hex value. For the initial training of the LinearSVC ML algorithm used in this project, no further data collection will be necessary, as the dataset procured from Kaggle already contains more than enough samples for such a model. However, the data will have to be transformed in order to properly classify data in predictions, and likely for the ML algorithm to converge within a reasonable amount of iterations over the data. Specifically, the “name” column will have to </text:span><text:span text:style-name="T20">be </text:span><text:span text:style-name="T19">encoded into binary format, using the </text:span><text:soft-page-break/><text:span text:style-name="T19">One Hot Encoding method or similar, as </text:span><text:span text:style-name="T20">all of the data in a dataset must be numeric to be understood by the ML model during training. Also, because the independent variables’ values have very different ranges, it may be necessary to scale the data down to a normal distribution such that the ML model can more easily recognize patterns in data during training on the dataset. In addition to being used to train the initial ML model, the dataset will be stored in a comma separated value file residing in the web application’s root directory where it will be used to generate static graphs comparing key values which appear in the web application UI, as a means for the user/tester to better visualize the dataset. The complete dataset itself will also appear as a user interactive data frame in the web application interface. Finally, the dataset will be maintained and expanded upon as <text:s/>more fruit data is aggregated over time to help improve the ML model iteratively and assess it’s accuracy. The initial dataset, being partially fictitious at this time, does not feature any known data anomalies, so no action will be required to prune the dataset of such things during this project.</text:span></text:p>
      <text:p text:style-name="P17">Project Methodology: <text:span text:style-name="T6">The Waterfall Method will be utilized for the development and eventual deployment of the Citrificate project. Given the small size of the team working on this project initially (only myself), there will be limited opportunities to work accurately on multiple tasks in parallel. It is also extremely unlikely that the requirements for this project will change, a situation where the Agile approach might have been more suitable, and the quality of the ML model produced will benefit greatly from advance time and consideration given to each step in the process – making sure the dataset is properly formatted and that there is enough different between orange and grapefruit that a ML model can be trained to distinguish between the two, for example. Finally, the problem being encountered by the company here is well understood, and this is a scenario where the completion of each phase in the project is a logical prerequisite for the next phase in the project. For example, testing the ML model cannot be performed prior to training it, which in turn cannot be performed before the dataset is transformed into a trainable format, etc. Planned development by </text:span><text:soft-page-break/><text:span text:style-name="T6">phase is as follows:</text:span></text:p>
      <text:list xml:id="list1631936223" text:style-name="L2">
        <text:list-item>
          <text:p text:style-name="P18">Requirements:<text:span text:style-name="T6"> This proposal will be written, identifying the business problem to be solved by the proposed solution, setting a cost estimate for the completion of the project, and conditions for the projects success will be defined.</text:span></text:p>
        </text:list-item>
        <text:list-item>
          <text:p text:style-name="P18">Design: <text:span text:style-name="T6">A mockup of the final web application to be delivered will be created in Figma, to guide the development of the UI. The desired inputs and outputs of the ML model to be produced will be defined, as a guide to shaping the dataset and the ML model training process.</text:span></text:p>
        </text:list-item>
        <text:list-item>
          <text:p text:style-name="P18">Implementation: <text:span text:style-name="T6">The ML model will be produced by training, tweaking hyper-parameters, and then testing model prediction performance on validation and testing datasets. Once this is implemented, the model will be exported for use in the UI. Finally, the web application front end will be coded using the Streamlit framework and the ML model will be integrated into it, allowing predictions to be made through the UI and the dataset to be visualized</text:span></text:p>
        </text:list-item>
        <text:list-item>
          <text:p text:style-name="P18">Verification or Testing: <text:span text:style-name="T6">Distinct from the verification and testing of the ML model itself, herein the web application UI itself will be tested prior to deployment on a local machine for browser compatibility, unexpected behavior, and other bugs which might hinder the user experience or yield incorrect data.</text:span></text:p>
        </text:list-item>
        <text:list-item>
          <text:p text:style-name="P18">Deployment and Maintenance: <text:span text:style-name="T30">The web application shall be deployed for use by the client into the cloud via Streamlit’s free hosting service. Seeing as the application’s source code when deployed in this manner originates from the project’s GitHub page, any updates from future work which are merged into the main branch will automatically be deployed as soon as available, ensuring that future improvements are delivered automatically and in a timely </text:span><text:soft-page-break/><text:span text:style-name="T30">fashion.</text:span></text:p>
        </text:list-item>
      </text:list>
      <text:p text:style-name="P25"><text:span text:style-name="T26">Project Outcomes: </text:span></text:p>
      <text:list xml:id="list3632652543" text:style-name="L6">
        <text:list-item>
          <text:p text:style-name="P26"><text:span text:style-name="T30">An initial version of a ML model capable of making predictions about fruit classification between oranges and grapefruits with the desired accuracy of 90% or better on the test dataset. </text:span></text:p>
        </text:list-item>
        <text:list-item>
          <text:p text:style-name="P26"><text:span text:style-name="T30">An integrated web application user interface for making predictions </text:span><text:span text:style-name="T40">based on additional data recorded following project completion.</text:span></text:p>
        </text:list-item>
        <text:list-item>
          <text:p text:style-name="P27"><text:span text:style-name="T30">A README.md serving as a user guide on the web application’s predictive features and data visualization metrics.</text:span></text:p>
        </text:list-item>
      </text:list>
      <text:p text:style-name="P19"><text:span text:style-name="T26">Implementation Plan: </text:span><text:span text:style-name="T31">The overall strategy of this project will be to find a ML model with which the 10,000 fruit samples we have will be sufficient to distinguish between grapefruits and oranges with the desired degree of accuracy. Preliminary visualizations of the traits contained in the chosen dataset suggest that while there is considerable overlap in the dimensions and color of the two fruits (as was expected), </text:span><text:span text:style-name="T32">it may still be possible for a Linear SVC model to correctly classify fruits when considering all factors described in the dataset at once. As such, the dataset will first be transformed into entirely numeric format and scaled for training using </text:span><text:span text:style-name="T33">the Python language within t</text:span><text:span text:style-name="T32">he Jupyter Notebook environment. The untrained ML model itself will be imported from the well-reputed Scikit-learn library, with it’s API being used to train the model and adjust hyper-parameters proper. The APIs necessary for data manipulation and visualization will depend upon the Numpy, Pandas, and Matplotlib libraries. </text:span></text:p>
      <text:p text:style-name="P19"><text:span text:style-name="T32"><text:tab/>The dataset will be split into training and test datasets using 80% and 20% of the original </text:span><text:soft-page-break/><text:span text:style-name="T32">dataset respectively, with the test dataset being further split in a similar fashion into a validation and testing dataset. Once the ML model has been trained on the training dataset to recognize patterns and make predictions accordingly, it’s efficacy will be assessed by comparing classification predictions on the validation dataset compared against the set’s true labels. Metrics to be assessed include accuracy, and a confusion matrix cross-comparing the model’s predictions v. the actual labels. Once this analysis has been complete, the ML model will be retrained on the training dataset with altered hyper-parameters if necessary, in a bid to improve prediction accuracy. Finally, the ML model will best tested on the test dataset, and a scoring process similar to validation will take place. If the model’s results are deemed satisfactory, meeting a 90% minimum accuracy score, it will be integrated into the web application. The web application front end</text:span><text:span text:style-name="T33"> itself will be written in Python and rely heavily on a web application framework called Streamlit, which will also double as a hosting service for distributing the app to the client for use and further testing with data accumulated in the future.</text:span></text:p>
      <text:p text:style-name="P20"><text:span text:style-name="T26">Evaluation Plan: </text:span><text:span text:style-name="T30">Evaluation and verification </text:span><text:span text:style-name="T34">during</text:span><text:span text:style-name="T30"> </text:span><text:span text:style-name="T37">key stages in </text:span><text:span text:style-name="T30">development will take place as follows:</text:span></text:p>
      <text:list xml:id="list508989885" text:style-name="L3">
        <text:list-item>
          <text:p text:style-name="P21"><text:span text:style-name="T26">Design: </text:span><text:span text:style-name="T35">The mockup of the eventual web application will be assessed as meeting </text:span><text:span text:style-name="T36">UI criteria. Namely, it will be guaranteed to include a means of inputting fruit parameters and using the ML model to make a prediction based on that data, and visualizations of the dataset via graphs and data frames.</text:span></text:p>
        </text:list-item>
        <text:list-item>
          <text:p text:style-name="P22"><text:span text:style-name="T27">I</text:span><text:span text:style-name="T26">mplementation: </text:span><text:span text:style-name="T30">The trained ML model will be deemed satisfactory if it can achieve a 90% accuracy on the test dataset or better, and the front end will be deemed successful if it can reliably convert input data into predictions which continue to meet 90% accuracy or better, with reasonable prediction confidence. For example, 100% confidence in predictions for </text:span><text:soft-page-break/><text:span text:style-name="T30">every input would be unreasonable, as no ML model should be 100% confident for every prediction. Especially if such predictions are routinely false. This will help </text:span><text:span text:style-name="T38">rule out an overestimation of performance on the test dataset due to data leakage between the training and test sets.</text:span></text:p>
        </text:list-item>
        <text:list-item>
          <text:p text:style-name="P23"><text:span text:style-name="T28">Deployment (Project Completion Checkpoint):</text:span><text:span text:style-name="T26"> </text:span><text:span text:style-name="T30">The model’s functionality will be tested upon deployment to the cloud to ensure that the prediction model and other visual elements work similarly compared to their functionality on a local machine. Any package dependenc</text:span><text:span text:style-name="T39">y errors </text:span><text:span text:style-name="T30">will be </text:span><text:span text:style-name="T39">addressed by adjusting the package dependency file </text:span><text:span text:style-name="T30">for compatibility with the Streamlit cloud environment.</text:span></text:p>
        </text:list-item>
      </text:list>
      <text:p text:style-name="P24"><text:span text:style-name="T26">Resources and Costs: </text:span><text:span text:style-name="T30">The project will incur no hardware or software costs, as the development team’s sole member will operate entirely on their own, pre-existing computer hardware and use entirely free, mostly open-source software, libraries, and frameworks to accomplish the project’s goals. Deploying, hosting, and maintaining the app will also be free via the Streamlit cloud hosting service. The app’s development, however, is estimated to take 10 working hours and cost a flat rate labor fee of $10,000 paid to the ML/Front End engineer upfront. Additional work hours will be provided at no additional cost to the company, by said engineer as necessary to complete the deliverables promised herein.</text:span></text:p>
      <text:p text:style-name="P24"><text:span text:style-name="T26">Timeline and Milestones:</text:span></text:p>
      <text:p text:style-name="P24"><text:span text:style-name="T29">Project </text:span><text:span text:style-name="T26">Start Date (0</text:span><text:span text:style-name="T29">5/01/22):</text:span></text:p>
      <text:list xml:id="list4249572131" text:style-name="L4">
        <text:list-item>
          <text:p text:style-name="P29"><text:span text:style-name="T23">Completion of project requirements review, mockup UI evaluation, and initial ML model (4 hours).</text:span></text:p>
        </text:list-item>
      </text:list>
      <text:p text:style-name="P28"><text:soft-page-break/><text:span text:style-name="T24">Project End Date (05/02/22):</text:span></text:p>
      <text:list xml:id="list1526154850" text:style-name="L5">
        <text:list-item>
          <text:p text:style-name="P30"><text:span text:style-name="T24">Completion of ML model tuning and test performance evaluation, web application UI, ML model integration, UI testing, and deployment (6 hour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2</text:page-number><text:s/><text:span text:style-name="MT1">of </text:span><text:span text:style-name="MT1"><text:page-count>12</text:page-count></text:span></text:p>
      </style:header>
      <style:footer>
        <text:p text:style-name="MP2"><text:page-number text:select-page="current">12</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12</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56M19S</meta:editing-duration>
    <meta:editing-cycles>4</meta:editing-cycles>
    <meta:generator>LibreOffice/7.3.2.2$MacOSX_X86_64 LibreOffice_project/49f2b1bff42cfccbd8f788c8dc32c1c309559be0</meta:generator>
    <dc:description>Modern business letter with sans-serif font </dc:description>
    <dc:title>Modern business letter sans-serif</dc:title>
    <dc:date>2022-04-30T18:16:21.911834987</dc:date>
    <meta:document-statistic meta:table-count="0" meta:image-count="0" meta:object-count="0" meta:page-count="12" meta:paragraph-count="46" meta:word-count="3401" meta:character-count="21414" meta:non-whitespace-character-count="18056"/>
    <meta:template xlink:type="simple" xlink:actuate="onRequest" xlink:title="Modern business letter sans-serif" xlink:href="../../../../../../Applications/LibreOffice.app/Contents/Resources/template/common/officorr/Modern_business_letter_sans_serif.ott" meta:date="2022-04-26T18:45:23.028565057"/>
  </office:meta>
</office:document-meta>
</file>